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55186c36852ad51005a1c0019d0715cc" style:family="table-column">
      <style:table-column-properties fo:break-before="auto" style:use-optimal-column-width="false" style:column-width="6cm"/>
    </style:style>
    <style:style style:name="odsStyleTableColumn-20fad79b2aea5c2f54915f0ad3b7d3a7" style:family="table-column">
      <style:table-column-properties fo:break-before="auto" style:use-optimal-column-width="false" style:column-width="5cm"/>
    </style:style>
    <style:style style:name="odsStyleTableColumn-51eff6f695825323f2320dc1a954f817" style:family="table-column">
      <style:table-column-properties fo:break-before="auto" style:use-optimal-column-width="false" style:column-width="3cm"/>
    </style:style>
    <style:style style:name="odsStyleTableCell-02e855db64e116de6315d0ed09f5cbdc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a1a98706d827a5f7f511d30bdc00bca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5ae674eb9c6f6853fe286f3db005d082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a244a670053dc534c89ffe8e5541be19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ad3c8a7a09b8837a817a3d5e8a22b1ae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29eee5bf1d7ab73f20e2179b986682a8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55186c36852ad51005a1c0019d0715cc" table:default-cell-style-name="Default"/>
        <table:table-column table:style-name="odsStyleTableColumn-20fad79b2aea5c2f54915f0ad3b7d3a7" table:default-cell-style-name="Default"/>
        <table:table-column table:style-name="odsStyleTableColumn-51eff6f695825323f2320dc1a954f817" table:default-cell-style-name="Default"/>
        <table:table-column table:style-name="odsStyleTableColumn-51eff6f695825323f2320dc1a954f817" table:default-cell-style-name="Default"/>
        <table:table-column table:style-name="odsStyleTableColumn-51eff6f695825323f2320dc1a954f817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02e855db64e116de6315d0ed09f5cbdc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a1a98706d827a5f7f511d30bdc00bca3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a1a98706d827a5f7f511d30bdc00bca3" table:number-columns-spanned="5" table:number-rows-spanned="1" office:value-type="string">
            <text:p>TABLA No. 59-24</text:p>
          </table:table-cell>
          <table:covered-table-cell table:number-columns-repeated="4"/>
        </table:table-row>
        <table:table-row table:style-name="ro1">
          <table:table-cell table:style-name="odsStyleTableCell-a1a98706d827a5f7f511d30bdc00bca3" table:number-columns-spanned="5" table:number-rows-spanned="1" office:value-type="string">
            <text:p>TABLA DE COTIZACIONES DEL 27 DE MARZ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a1a98706d827a5f7f511d30bdc00bca3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5ae674eb9c6f6853fe286f3db005d082" office:value-type="string">
            <text:p>PAIS</text:p>
          </table:table-cell>
          <table:table-cell table:style-name="odsStyleTableCell-5ae674eb9c6f6853fe286f3db005d082" office:value-type="string">
            <text:p>UNIDAD MONETARIA</text:p>
          </table:table-cell>
          <table:table-cell table:style-name="odsStyleTableCell-5ae674eb9c6f6853fe286f3db005d082" office:value-type="string">
            <text:p>MONEDA</text:p>
          </table:table-cell>
          <table:table-cell table:style-name="odsStyleTableCell-5ae674eb9c6f6853fe286f3db005d082" office:value-type="string">
            <text:p>TIPO DE CAMBIO EN Bs POR UNIDAD DE MONEDA EXTRANJERA</text:p>
          </table:table-cell>
          <table:table-cell table:style-name="odsStyleTableCell-5ae674eb9c6f6853fe286f3db005d082" office:value-type="string">
            <text:p>TIPO DE CAMBIO EN M.E.</text:p>
          </table:table-cell>
        </table:table-row>
        <table:table-row table:style-name="ro1">
          <table:table-cell table:style-name="odsStyleTableCell-a244a670053dc534c89ffe8e5541be19" office:value-type="string">
            <text:p>ESTADOS UNIDOS</text:p>
          </table:table-cell>
          <table:table-cell table:style-name="odsStyleTableCell-a244a670053dc534c89ffe8e5541be19" office:value-type="string">
            <text:p>DOLAR VENTA</text:p>
          </table:table-cell>
          <table:table-cell table:style-name="odsStyleTableCell-a244a670053dc534c89ffe8e5541be19" office:value-type="string">
            <text:p>USD.VENTA</text:p>
          </table:table-cell>
          <table:table-cell table:style-name="odsStyleTableCell-ad3c8a7a09b8837a817a3d5e8a22b1ae" office:value-type="string">
            <text:p>6.96000</text:p>
          </table:table-cell>
          <table:table-cell table:style-name="odsStyleTableCell-ad3c8a7a09b8837a817a3d5e8a22b1ae" office:value-type="string">
            <text:p/>
          </table:table-cell>
        </table:table-row>
        <table:table-row table:style-name="ro1">
          <table:table-cell table:style-name="odsStyleTableCell-a244a670053dc534c89ffe8e5541be19" office:value-type="string">
            <text:p>ESTADOS UNIDOS</text:p>
          </table:table-cell>
          <table:table-cell table:style-name="odsStyleTableCell-a244a670053dc534c89ffe8e5541be19" office:value-type="string">
            <text:p>DOLAR COMPRA</text:p>
          </table:table-cell>
          <table:table-cell table:style-name="odsStyleTableCell-a244a670053dc534c89ffe8e5541be19" office:value-type="string">
            <text:p>USD.COMPRA</text:p>
          </table:table-cell>
          <table:table-cell table:style-name="odsStyleTableCell-ad3c8a7a09b8837a817a3d5e8a22b1ae" office:value-type="string">
            <text:p>6.86000</text:p>
          </table:table-cell>
          <table:table-cell table:style-name="odsStyleTableCell-ad3c8a7a09b8837a817a3d5e8a22b1ae" office:value-type="string">
            <text:p/>
          </table:table-cell>
        </table:table-row>
        <table:table-row table:style-name="ro1">
          <table:table-cell table:style-name="odsStyleTableCell-a244a670053dc534c89ffe8e5541be19" office:value-type="string">
            <text:p>UNION EUROPEA</text:p>
          </table:table-cell>
          <table:table-cell table:style-name="odsStyleTableCell-a244a670053dc534c89ffe8e5541be19" office:value-type="string">
            <text:p>EURO</text:p>
          </table:table-cell>
          <table:table-cell table:style-name="odsStyleTableCell-a244a670053dc534c89ffe8e5541be19" office:value-type="string">
            <text:p>EUR</text:p>
          </table:table-cell>
          <table:table-cell table:style-name="odsStyleTableCell-ad3c8a7a09b8837a817a3d5e8a22b1ae" office:value-type="string">
            <text:p>7.43212</text:p>
          </table:table-cell>
          <table:table-cell table:style-name="odsStyleTableCell-ad3c8a7a09b8837a817a3d5e8a22b1ae" office:value-type="string">
            <text:p>0.92302</text:p>
          </table:table-cell>
        </table:table-row>
        <table:table-row table:style-name="ro1">
          <table:table-cell table:style-name="odsStyleTableCell-a244a670053dc534c89ffe8e5541be19" office:value-type="string">
            <text:p>JAPON</text:p>
          </table:table-cell>
          <table:table-cell table:style-name="odsStyleTableCell-a244a670053dc534c89ffe8e5541be19" office:value-type="string">
            <text:p>YEN</text:p>
          </table:table-cell>
          <table:table-cell table:style-name="odsStyleTableCell-a244a670053dc534c89ffe8e5541be19" office:value-type="string">
            <text:p>JPY</text:p>
          </table:table-cell>
          <table:table-cell table:style-name="odsStyleTableCell-ad3c8a7a09b8837a817a3d5e8a22b1ae" office:value-type="string">
            <text:p>0.04527</text:p>
          </table:table-cell>
          <table:table-cell table:style-name="odsStyleTableCell-ad3c8a7a09b8837a817a3d5e8a22b1ae" office:value-type="string">
            <text:p>151.53000</text:p>
          </table:table-cell>
        </table:table-row>
        <table:table-row table:style-name="ro1">
          <table:table-cell table:style-name="odsStyleTableCell-a244a670053dc534c89ffe8e5541be19" office:value-type="string">
            <text:p>ARABIA SAUDITA</text:p>
          </table:table-cell>
          <table:table-cell table:style-name="odsStyleTableCell-a244a670053dc534c89ffe8e5541be19" office:value-type="string">
            <text:p>RIYAL SAUDÍ</text:p>
          </table:table-cell>
          <table:table-cell table:style-name="odsStyleTableCell-a244a670053dc534c89ffe8e5541be19" office:value-type="string">
            <text:p>SAR</text:p>
          </table:table-cell>
          <table:table-cell table:style-name="odsStyleTableCell-ad3c8a7a09b8837a817a3d5e8a22b1ae" office:value-type="string">
            <text:p>1.82904</text:p>
          </table:table-cell>
          <table:table-cell table:style-name="odsStyleTableCell-ad3c8a7a09b8837a817a3d5e8a22b1ae" office:value-type="string">
            <text:p>3.75060</text:p>
          </table:table-cell>
        </table:table-row>
        <table:table-row table:style-name="ro1">
          <table:table-cell table:style-name="odsStyleTableCell-a244a670053dc534c89ffe8e5541be19" office:value-type="string">
            <text:p>ARGELIA</text:p>
          </table:table-cell>
          <table:table-cell table:style-name="odsStyleTableCell-a244a670053dc534c89ffe8e5541be19" office:value-type="string">
            <text:p>DINAR ARGELINO</text:p>
          </table:table-cell>
          <table:table-cell table:style-name="odsStyleTableCell-a244a670053dc534c89ffe8e5541be19" office:value-type="string">
            <text:p>DZD</text:p>
          </table:table-cell>
          <table:table-cell table:style-name="odsStyleTableCell-ad3c8a7a09b8837a817a3d5e8a22b1ae" office:value-type="string">
            <text:p>0.05102</text:p>
          </table:table-cell>
          <table:table-cell table:style-name="odsStyleTableCell-ad3c8a7a09b8837a817a3d5e8a22b1ae" office:value-type="string">
            <text:p>134.45450</text:p>
          </table:table-cell>
        </table:table-row>
        <table:table-row table:style-name="ro1">
          <table:table-cell table:style-name="odsStyleTableCell-a244a670053dc534c89ffe8e5541be19" office:value-type="string">
            <text:p>ARGENTINA</text:p>
          </table:table-cell>
          <table:table-cell table:style-name="odsStyleTableCell-a244a670053dc534c89ffe8e5541be19" office:value-type="string">
            <text:p>PESO</text:p>
          </table:table-cell>
          <table:table-cell table:style-name="odsStyleTableCell-a244a670053dc534c89ffe8e5541be19" office:value-type="string">
            <text:p>ARS</text:p>
          </table:table-cell>
          <table:table-cell table:style-name="odsStyleTableCell-ad3c8a7a09b8837a817a3d5e8a22b1ae" office:value-type="string">
            <text:p>0.00801</text:p>
          </table:table-cell>
          <table:table-cell table:style-name="odsStyleTableCell-ad3c8a7a09b8837a817a3d5e8a22b1ae" office:value-type="string">
            <text:p>856.75000</text:p>
          </table:table-cell>
        </table:table-row>
        <table:table-row table:style-name="ro1">
          <table:table-cell table:style-name="odsStyleTableCell-a244a670053dc534c89ffe8e5541be19" office:value-type="string">
            <text:p>AUSTRALIA</text:p>
          </table:table-cell>
          <table:table-cell table:style-name="odsStyleTableCell-a244a670053dc534c89ffe8e5541be19" office:value-type="string">
            <text:p>DÓLAR</text:p>
          </table:table-cell>
          <table:table-cell table:style-name="odsStyleTableCell-a244a670053dc534c89ffe8e5541be19" office:value-type="string">
            <text:p>AUD</text:p>
          </table:table-cell>
          <table:table-cell table:style-name="odsStyleTableCell-ad3c8a7a09b8837a817a3d5e8a22b1ae" office:value-type="string">
            <text:p>4.48231</text:p>
          </table:table-cell>
          <table:table-cell table:style-name="odsStyleTableCell-ad3c8a7a09b8837a817a3d5e8a22b1ae" office:value-type="string">
            <text:p>1.53046</text:p>
          </table:table-cell>
        </table:table-row>
        <table:table-row table:style-name="ro1">
          <table:table-cell table:style-name="odsStyleTableCell-a244a670053dc534c89ffe8e5541be19" office:value-type="string">
            <text:p>BRASIL</text:p>
          </table:table-cell>
          <table:table-cell table:style-name="odsStyleTableCell-a244a670053dc534c89ffe8e5541be19" office:value-type="string">
            <text:p>REAL</text:p>
          </table:table-cell>
          <table:table-cell table:style-name="odsStyleTableCell-a244a670053dc534c89ffe8e5541be19" office:value-type="string">
            <text:p>BRL</text:p>
          </table:table-cell>
          <table:table-cell table:style-name="odsStyleTableCell-ad3c8a7a09b8837a817a3d5e8a22b1ae" office:value-type="string">
            <text:p>1.37640</text:p>
          </table:table-cell>
          <table:table-cell table:style-name="odsStyleTableCell-ad3c8a7a09b8837a817a3d5e8a22b1ae" office:value-type="string">
            <text:p>4.98400</text:p>
          </table:table-cell>
        </table:table-row>
        <table:table-row table:style-name="ro1">
          <table:table-cell table:style-name="odsStyleTableCell-a244a670053dc534c89ffe8e5541be19" office:value-type="string">
            <text:p>CANADA</text:p>
          </table:table-cell>
          <table:table-cell table:style-name="odsStyleTableCell-a244a670053dc534c89ffe8e5541be19" office:value-type="string">
            <text:p>DÓLAR</text:p>
          </table:table-cell>
          <table:table-cell table:style-name="odsStyleTableCell-a244a670053dc534c89ffe8e5541be19" office:value-type="string">
            <text:p>CAD</text:p>
          </table:table-cell>
          <table:table-cell table:style-name="odsStyleTableCell-ad3c8a7a09b8837a817a3d5e8a22b1ae" office:value-type="string">
            <text:p>5.05192</text:p>
          </table:table-cell>
          <table:table-cell table:style-name="odsStyleTableCell-ad3c8a7a09b8837a817a3d5e8a22b1ae" office:value-type="string">
            <text:p>1.35790</text:p>
          </table:table-cell>
        </table:table-row>
        <table:table-row table:style-name="ro1">
          <table:table-cell table:style-name="odsStyleTableCell-a244a670053dc534c89ffe8e5541be19" office:value-type="string">
            <text:p>CHILE</text:p>
          </table:table-cell>
          <table:table-cell table:style-name="odsStyleTableCell-a244a670053dc534c89ffe8e5541be19" office:value-type="string">
            <text:p>PESO</text:p>
          </table:table-cell>
          <table:table-cell table:style-name="odsStyleTableCell-a244a670053dc534c89ffe8e5541be19" office:value-type="string">
            <text:p>CLP</text:p>
          </table:table-cell>
          <table:table-cell table:style-name="odsStyleTableCell-ad3c8a7a09b8837a817a3d5e8a22b1ae" office:value-type="string">
            <text:p>0.00699</text:p>
          </table:table-cell>
          <table:table-cell table:style-name="odsStyleTableCell-ad3c8a7a09b8837a817a3d5e8a22b1ae" office:value-type="string">
            <text:p>980.93000</text:p>
          </table:table-cell>
        </table:table-row>
        <table:table-row table:style-name="ro1">
          <table:table-cell table:style-name="odsStyleTableCell-a244a670053dc534c89ffe8e5541be19" office:value-type="string">
            <text:p>COLOMBIA</text:p>
          </table:table-cell>
          <table:table-cell table:style-name="odsStyleTableCell-a244a670053dc534c89ffe8e5541be19" office:value-type="string">
            <text:p>PESO</text:p>
          </table:table-cell>
          <table:table-cell table:style-name="odsStyleTableCell-a244a670053dc534c89ffe8e5541be19" office:value-type="string">
            <text:p>COP</text:p>
          </table:table-cell>
          <table:table-cell table:style-name="odsStyleTableCell-ad3c8a7a09b8837a817a3d5e8a22b1ae" office:value-type="string">
            <text:p>0.00178</text:p>
          </table:table-cell>
          <table:table-cell table:style-name="odsStyleTableCell-ad3c8a7a09b8837a817a3d5e8a22b1ae" office:value-type="string">
            <text:p>3,856.98000</text:p>
          </table:table-cell>
        </table:table-row>
        <table:table-row table:style-name="ro1">
          <table:table-cell table:style-name="odsStyleTableCell-a244a670053dc534c89ffe8e5541be19" office:value-type="string">
            <text:p>COREA DEL SUR</text:p>
          </table:table-cell>
          <table:table-cell table:style-name="odsStyleTableCell-a244a670053dc534c89ffe8e5541be19" office:value-type="string">
            <text:p>WON</text:p>
          </table:table-cell>
          <table:table-cell table:style-name="odsStyleTableCell-a244a670053dc534c89ffe8e5541be19" office:value-type="string">
            <text:p>KRW</text:p>
          </table:table-cell>
          <table:table-cell table:style-name="odsStyleTableCell-ad3c8a7a09b8837a817a3d5e8a22b1ae" office:value-type="string">
            <text:p>0.00512</text:p>
          </table:table-cell>
          <table:table-cell table:style-name="odsStyleTableCell-ad3c8a7a09b8837a817a3d5e8a22b1ae" office:value-type="string">
            <text:p>1,339.53000</text:p>
          </table:table-cell>
        </table:table-row>
        <table:table-row table:style-name="ro1">
          <table:table-cell table:style-name="odsStyleTableCell-a244a670053dc534c89ffe8e5541be19" office:value-type="string">
            <text:p>COSTA RICA</text:p>
          </table:table-cell>
          <table:table-cell table:style-name="odsStyleTableCell-a244a670053dc534c89ffe8e5541be19" office:value-type="string">
            <text:p>COLON COSTARRICENSE</text:p>
          </table:table-cell>
          <table:table-cell table:style-name="odsStyleTableCell-a244a670053dc534c89ffe8e5541be19" office:value-type="string">
            <text:p>CRC</text:p>
          </table:table-cell>
          <table:table-cell table:style-name="odsStyleTableCell-ad3c8a7a09b8837a817a3d5e8a22b1ae" office:value-type="string">
            <text:p>0.01358</text:p>
          </table:table-cell>
          <table:table-cell table:style-name="odsStyleTableCell-ad3c8a7a09b8837a817a3d5e8a22b1ae" office:value-type="string">
            <text:p>505.09000</text:p>
          </table:table-cell>
        </table:table-row>
        <table:table-row table:style-name="ro1">
          <table:table-cell table:style-name="odsStyleTableCell-a244a670053dc534c89ffe8e5541be19" office:value-type="string">
            <text:p>REPUBLICA CHECA</text:p>
          </table:table-cell>
          <table:table-cell table:style-name="odsStyleTableCell-a244a670053dc534c89ffe8e5541be19" office:value-type="string">
            <text:p>CORONA CHECA</text:p>
          </table:table-cell>
          <table:table-cell table:style-name="odsStyleTableCell-a244a670053dc534c89ffe8e5541be19" office:value-type="string">
            <text:p>CZK</text:p>
          </table:table-cell>
          <table:table-cell table:style-name="odsStyleTableCell-ad3c8a7a09b8837a817a3d5e8a22b1ae" office:value-type="string">
            <text:p>0.29374</text:p>
          </table:table-cell>
          <table:table-cell table:style-name="odsStyleTableCell-ad3c8a7a09b8837a817a3d5e8a22b1ae" office:value-type="string">
            <text:p>23.35370</text:p>
          </table:table-cell>
        </table:table-row>
        <table:table-row table:style-name="ro1">
          <table:table-cell table:style-name="odsStyleTableCell-a244a670053dc534c89ffe8e5541be19" office:value-type="string">
            <text:p>DINAMARCA</text:p>
          </table:table-cell>
          <table:table-cell table:style-name="odsStyleTableCell-a244a670053dc534c89ffe8e5541be19" office:value-type="string">
            <text:p>CORONA</text:p>
          </table:table-cell>
          <table:table-cell table:style-name="odsStyleTableCell-a244a670053dc534c89ffe8e5541be19" office:value-type="string">
            <text:p>DKK</text:p>
          </table:table-cell>
          <table:table-cell table:style-name="odsStyleTableCell-ad3c8a7a09b8837a817a3d5e8a22b1ae" office:value-type="string">
            <text:p>0.99651</text:p>
          </table:table-cell>
          <table:table-cell table:style-name="odsStyleTableCell-ad3c8a7a09b8837a817a3d5e8a22b1ae" office:value-type="string">
            <text:p>6.88400</text:p>
          </table:table-cell>
        </table:table-row>
        <table:table-row table:style-name="ro1">
          <table:table-cell table:style-name="odsStyleTableCell-a244a670053dc534c89ffe8e5541be19" office:value-type="string">
            <text:p>ECUADOR</text:p>
          </table:table-cell>
          <table:table-cell table:style-name="odsStyleTableCell-a244a670053dc534c89ffe8e5541be19" office:value-type="string">
            <text:p>DÓLAR</text:p>
          </table:table-cell>
          <table:table-cell table:style-name="odsStyleTableCell-a244a670053dc534c89ffe8e5541be19" office:value-type="string">
            <text:p>USD</text:p>
          </table:table-cell>
          <table:table-cell table:style-name="odsStyleTableCell-ad3c8a7a09b8837a817a3d5e8a22b1ae" office:value-type="string">
            <text:p>6.86000</text:p>
          </table:table-cell>
          <table:table-cell table:style-name="odsStyleTableCell-ad3c8a7a09b8837a817a3d5e8a22b1ae" office:value-type="string">
            <text:p>1.00000</text:p>
          </table:table-cell>
        </table:table-row>
        <table:table-row table:style-name="ro1">
          <table:table-cell table:style-name="odsStyleTableCell-a244a670053dc534c89ffe8e5541be19" office:value-type="string">
            <text:p>EMIRATOS ARABES</text:p>
          </table:table-cell>
          <table:table-cell table:style-name="odsStyleTableCell-a244a670053dc534c89ffe8e5541be19" office:value-type="string">
            <text:p>DIRHAM</text:p>
          </table:table-cell>
          <table:table-cell table:style-name="odsStyleTableCell-a244a670053dc534c89ffe8e5541be19" office:value-type="string">
            <text:p>AED</text:p>
          </table:table-cell>
          <table:table-cell table:style-name="odsStyleTableCell-ad3c8a7a09b8837a817a3d5e8a22b1ae" office:value-type="string">
            <text:p>1.86804</text:p>
          </table:table-cell>
          <table:table-cell table:style-name="odsStyleTableCell-ad3c8a7a09b8837a817a3d5e8a22b1ae" office:value-type="string">
            <text:p>3.67230</text:p>
          </table:table-cell>
        </table:table-row>
        <table:table-row table:style-name="ro1">
          <table:table-cell table:style-name="odsStyleTableCell-a244a670053dc534c89ffe8e5541be19" office:value-type="string">
            <text:p>FILIPINAS</text:p>
          </table:table-cell>
          <table:table-cell table:style-name="odsStyleTableCell-a244a670053dc534c89ffe8e5541be19" office:value-type="string">
            <text:p>PESO FILIPINO</text:p>
          </table:table-cell>
          <table:table-cell table:style-name="odsStyleTableCell-a244a670053dc534c89ffe8e5541be19" office:value-type="string">
            <text:p>PHP</text:p>
          </table:table-cell>
          <table:table-cell table:style-name="odsStyleTableCell-ad3c8a7a09b8837a817a3d5e8a22b1ae" office:value-type="string">
            <text:p>0.12180</text:p>
          </table:table-cell>
          <table:table-cell table:style-name="odsStyleTableCell-ad3c8a7a09b8837a817a3d5e8a22b1ae" office:value-type="string">
            <text:p>56.32300</text:p>
          </table:table-cell>
        </table:table-row>
        <table:table-row table:style-name="ro1">
          <table:table-cell table:style-name="odsStyleTableCell-a244a670053dc534c89ffe8e5541be19" office:value-type="string">
            <text:p>HAITÍ</text:p>
          </table:table-cell>
          <table:table-cell table:style-name="odsStyleTableCell-a244a670053dc534c89ffe8e5541be19" office:value-type="string">
            <text:p>GOURDE</text:p>
          </table:table-cell>
          <table:table-cell table:style-name="odsStyleTableCell-a244a670053dc534c89ffe8e5541be19" office:value-type="string">
            <text:p>HTG</text:p>
          </table:table-cell>
          <table:table-cell table:style-name="odsStyleTableCell-ad3c8a7a09b8837a817a3d5e8a22b1ae" office:value-type="string">
            <text:p>0.05181</text:p>
          </table:table-cell>
          <table:table-cell table:style-name="odsStyleTableCell-ad3c8a7a09b8837a817a3d5e8a22b1ae" office:value-type="string">
            <text:p>132.40460</text:p>
          </table:table-cell>
        </table:table-row>
        <table:table-row table:style-name="ro1">
          <table:table-cell table:style-name="odsStyleTableCell-a244a670053dc534c89ffe8e5541be19" office:value-type="string">
            <text:p>HONG KONG</text:p>
          </table:table-cell>
          <table:table-cell table:style-name="odsStyleTableCell-a244a670053dc534c89ffe8e5541be19" office:value-type="string">
            <text:p>DÓLAR</text:p>
          </table:table-cell>
          <table:table-cell table:style-name="odsStyleTableCell-a244a670053dc534c89ffe8e5541be19" office:value-type="string">
            <text:p>HKD</text:p>
          </table:table-cell>
          <table:table-cell table:style-name="odsStyleTableCell-ad3c8a7a09b8837a817a3d5e8a22b1ae" office:value-type="string">
            <text:p>0.87687</text:p>
          </table:table-cell>
          <table:table-cell table:style-name="odsStyleTableCell-ad3c8a7a09b8837a817a3d5e8a22b1ae" office:value-type="string">
            <text:p>7.82330</text:p>
          </table:table-cell>
        </table:table-row>
        <table:table-row table:style-name="ro1">
          <table:table-cell table:style-name="odsStyleTableCell-a244a670053dc534c89ffe8e5541be19" office:value-type="string">
            <text:p>INDIA</text:p>
          </table:table-cell>
          <table:table-cell table:style-name="odsStyleTableCell-a244a670053dc534c89ffe8e5541be19" office:value-type="string">
            <text:p>RUPIA</text:p>
          </table:table-cell>
          <table:table-cell table:style-name="odsStyleTableCell-a244a670053dc534c89ffe8e5541be19" office:value-type="string">
            <text:p>INR</text:p>
          </table:table-cell>
          <table:table-cell table:style-name="odsStyleTableCell-ad3c8a7a09b8837a817a3d5e8a22b1ae" office:value-type="string">
            <text:p>0.08236</text:p>
          </table:table-cell>
          <table:table-cell table:style-name="odsStyleTableCell-ad3c8a7a09b8837a817a3d5e8a22b1ae" office:value-type="string">
            <text:p>83.29000</text:p>
          </table:table-cell>
        </table:table-row>
        <table:table-row table:style-name="ro1">
          <table:table-cell table:style-name="odsStyleTableCell-a244a670053dc534c89ffe8e5541be19" office:value-type="string">
            <text:p>INDONESIA</text:p>
          </table:table-cell>
          <table:table-cell table:style-name="odsStyleTableCell-a244a670053dc534c89ffe8e5541be19" office:value-type="string">
            <text:p>RUPIA INDONESIA</text:p>
          </table:table-cell>
          <table:table-cell table:style-name="odsStyleTableCell-a244a670053dc534c89ffe8e5541be19" office:value-type="string">
            <text:p>IDR</text:p>
          </table:table-cell>
          <table:table-cell table:style-name="odsStyleTableCell-ad3c8a7a09b8837a817a3d5e8a22b1ae" office:value-type="string">
            <text:p>0.00043</text:p>
          </table:table-cell>
          <table:table-cell table:style-name="odsStyleTableCell-ad3c8a7a09b8837a817a3d5e8a22b1ae" office:value-type="string">
            <text:p>15,790.00000</text:p>
          </table:table-cell>
        </table:table-row>
        <table:table-row table:style-name="ro1">
          <table:table-cell table:style-name="odsStyleTableCell-a244a670053dc534c89ffe8e5541be19" office:value-type="string">
            <text:p>ISRAEL</text:p>
          </table:table-cell>
          <table:table-cell table:style-name="odsStyleTableCell-a244a670053dc534c89ffe8e5541be19" office:value-type="string">
            <text:p>NUEVO SÉQUEL</text:p>
          </table:table-cell>
          <table:table-cell table:style-name="odsStyleTableCell-a244a670053dc534c89ffe8e5541be19" office:value-type="string">
            <text:p>ILS</text:p>
          </table:table-cell>
          <table:table-cell table:style-name="odsStyleTableCell-ad3c8a7a09b8837a817a3d5e8a22b1ae" office:value-type="string">
            <text:p>1.87135</text:p>
          </table:table-cell>
          <table:table-cell table:style-name="odsStyleTableCell-ad3c8a7a09b8837a817a3d5e8a22b1ae" office:value-type="string">
            <text:p>3.66580</text:p>
          </table:table-cell>
        </table:table-row>
        <table:table-row table:style-name="ro1">
          <table:table-cell table:style-name="odsStyleTableCell-a244a670053dc534c89ffe8e5541be19" office:value-type="string">
            <text:p>MALASIA</text:p>
          </table:table-cell>
          <table:table-cell table:style-name="odsStyleTableCell-a244a670053dc534c89ffe8e5541be19" office:value-type="string">
            <text:p>RINGGIT MALAYO</text:p>
          </table:table-cell>
          <table:table-cell table:style-name="odsStyleTableCell-a244a670053dc534c89ffe8e5541be19" office:value-type="string">
            <text:p>MYR</text:p>
          </table:table-cell>
          <table:table-cell table:style-name="odsStyleTableCell-ad3c8a7a09b8837a817a3d5e8a22b1ae" office:value-type="string">
            <text:p>1.45324</text:p>
          </table:table-cell>
          <table:table-cell table:style-name="odsStyleTableCell-ad3c8a7a09b8837a817a3d5e8a22b1ae" office:value-type="string">
            <text:p>4.72050</text:p>
          </table:table-cell>
        </table:table-row>
        <table:table-row table:style-name="ro1">
          <table:table-cell table:style-name="odsStyleTableCell-a244a670053dc534c89ffe8e5541be19" office:value-type="string">
            <text:p>MEXICO</text:p>
          </table:table-cell>
          <table:table-cell table:style-name="odsStyleTableCell-a244a670053dc534c89ffe8e5541be19" office:value-type="string">
            <text:p>PESO</text:p>
          </table:table-cell>
          <table:table-cell table:style-name="odsStyleTableCell-a244a670053dc534c89ffe8e5541be19" office:value-type="string">
            <text:p>MXN</text:p>
          </table:table-cell>
          <table:table-cell table:style-name="odsStyleTableCell-ad3c8a7a09b8837a817a3d5e8a22b1ae" office:value-type="string">
            <text:p>0.41178</text:p>
          </table:table-cell>
          <table:table-cell table:style-name="odsStyleTableCell-ad3c8a7a09b8837a817a3d5e8a22b1ae" office:value-type="string">
            <text:p>16.65940</text:p>
          </table:table-cell>
        </table:table-row>
        <table:table-row table:style-name="ro1">
          <table:table-cell table:style-name="odsStyleTableCell-a244a670053dc534c89ffe8e5541be19" office:value-type="string">
            <text:p>NORUEGA</text:p>
          </table:table-cell>
          <table:table-cell table:style-name="odsStyleTableCell-a244a670053dc534c89ffe8e5541be19" office:value-type="string">
            <text:p>CORONA</text:p>
          </table:table-cell>
          <table:table-cell table:style-name="odsStyleTableCell-a244a670053dc534c89ffe8e5541be19" office:value-type="string">
            <text:p>NOK</text:p>
          </table:table-cell>
          <table:table-cell table:style-name="odsStyleTableCell-ad3c8a7a09b8837a817a3d5e8a22b1ae" office:value-type="string">
            <text:p>0.63792</text:p>
          </table:table-cell>
          <table:table-cell table:style-name="odsStyleTableCell-ad3c8a7a09b8837a817a3d5e8a22b1ae" office:value-type="string">
            <text:p>10.75370</text:p>
          </table:table-cell>
        </table:table-row>
        <table:table-row table:style-name="ro1">
          <table:table-cell table:style-name="odsStyleTableCell-a244a670053dc534c89ffe8e5541be19" office:value-type="string">
            <text:p>PANAMÁ</text:p>
          </table:table-cell>
          <table:table-cell table:style-name="odsStyleTableCell-a244a670053dc534c89ffe8e5541be19" office:value-type="string">
            <text:p>BALBOA</text:p>
          </table:table-cell>
          <table:table-cell table:style-name="odsStyleTableCell-a244a670053dc534c89ffe8e5541be19" office:value-type="string">
            <text:p>PAB</text:p>
          </table:table-cell>
          <table:table-cell table:style-name="odsStyleTableCell-ad3c8a7a09b8837a817a3d5e8a22b1ae" office:value-type="string">
            <text:p>6.86000</text:p>
          </table:table-cell>
          <table:table-cell table:style-name="odsStyleTableCell-ad3c8a7a09b8837a817a3d5e8a22b1ae" office:value-type="string">
            <text:p>1.00000</text:p>
          </table:table-cell>
        </table:table-row>
        <table:table-row table:style-name="ro1">
          <table:table-cell table:style-name="odsStyleTableCell-a244a670053dc534c89ffe8e5541be19" office:value-type="string">
            <text:p>PARAGUAY</text:p>
          </table:table-cell>
          <table:table-cell table:style-name="odsStyleTableCell-a244a670053dc534c89ffe8e5541be19" office:value-type="string">
            <text:p>GUARANI</text:p>
          </table:table-cell>
          <table:table-cell table:style-name="odsStyleTableCell-a244a670053dc534c89ffe8e5541be19" office:value-type="string">
            <text:p>PYG</text:p>
          </table:table-cell>
          <table:table-cell table:style-name="odsStyleTableCell-ad3c8a7a09b8837a817a3d5e8a22b1ae" office:value-type="string">
            <text:p>0.00093</text:p>
          </table:table-cell>
          <table:table-cell table:style-name="odsStyleTableCell-ad3c8a7a09b8837a817a3d5e8a22b1ae" office:value-type="string">
            <text:p>7,360.90000</text:p>
          </table:table-cell>
        </table:table-row>
        <table:table-row table:style-name="ro1">
          <table:table-cell table:style-name="odsStyleTableCell-a244a670053dc534c89ffe8e5541be19" office:value-type="string">
            <text:p>PERU</text:p>
          </table:table-cell>
          <table:table-cell table:style-name="odsStyleTableCell-a244a670053dc534c89ffe8e5541be19" office:value-type="string">
            <text:p>NUEVO SOL</text:p>
          </table:table-cell>
          <table:table-cell table:style-name="odsStyleTableCell-a244a670053dc534c89ffe8e5541be19" office:value-type="string">
            <text:p>PEN</text:p>
          </table:table-cell>
          <table:table-cell table:style-name="odsStyleTableCell-ad3c8a7a09b8837a817a3d5e8a22b1ae" office:value-type="string">
            <text:p>1.84483</text:p>
          </table:table-cell>
          <table:table-cell table:style-name="odsStyleTableCell-ad3c8a7a09b8837a817a3d5e8a22b1ae" office:value-type="string">
            <text:p>3.71850</text:p>
          </table:table-cell>
        </table:table-row>
        <table:table-row table:style-name="ro1">
          <table:table-cell table:style-name="odsStyleTableCell-a244a670053dc534c89ffe8e5541be19" office:value-type="string">
            <text:p>REINO UNIDO</text:p>
          </table:table-cell>
          <table:table-cell table:style-name="odsStyleTableCell-a244a670053dc534c89ffe8e5541be19" office:value-type="string">
            <text:p>LIBRA</text:p>
          </table:table-cell>
          <table:table-cell table:style-name="odsStyleTableCell-a244a670053dc534c89ffe8e5541be19" office:value-type="string">
            <text:p>GBP</text:p>
          </table:table-cell>
          <table:table-cell table:style-name="odsStyleTableCell-ad3c8a7a09b8837a817a3d5e8a22b1ae" office:value-type="string">
            <text:p>8.66413</text:p>
          </table:table-cell>
          <table:table-cell table:style-name="odsStyleTableCell-ad3c8a7a09b8837a817a3d5e8a22b1ae" office:value-type="string">
            <text:p>0.79177</text:p>
          </table:table-cell>
        </table:table-row>
        <table:table-row table:style-name="ro1">
          <table:table-cell table:style-name="odsStyleTableCell-a244a670053dc534c89ffe8e5541be19" office:value-type="string">
            <text:p>REPÚBLICA DOMINICANA</text:p>
          </table:table-cell>
          <table:table-cell table:style-name="odsStyleTableCell-a244a670053dc534c89ffe8e5541be19" office:value-type="string">
            <text:p>PESO DOMINICANO</text:p>
          </table:table-cell>
          <table:table-cell table:style-name="odsStyleTableCell-a244a670053dc534c89ffe8e5541be19" office:value-type="string">
            <text:p>DOP</text:p>
          </table:table-cell>
          <table:table-cell table:style-name="odsStyleTableCell-ad3c8a7a09b8837a817a3d5e8a22b1ae" office:value-type="string">
            <text:p>0.11606</text:p>
          </table:table-cell>
          <table:table-cell table:style-name="odsStyleTableCell-ad3c8a7a09b8837a817a3d5e8a22b1ae" office:value-type="string">
            <text:p>59.10700</text:p>
          </table:table-cell>
        </table:table-row>
        <table:table-row table:style-name="ro1">
          <table:table-cell table:style-name="odsStyleTableCell-a244a670053dc534c89ffe8e5541be19" office:value-type="string">
            <text:p>REP.POPULAR CHINA</text:p>
          </table:table-cell>
          <table:table-cell table:style-name="odsStyleTableCell-a244a670053dc534c89ffe8e5541be19" office:value-type="string">
            <text:p>YUAN RENMINBI OFFSHORE</text:p>
          </table:table-cell>
          <table:table-cell table:style-name="odsStyleTableCell-a244a670053dc534c89ffe8e5541be19" office:value-type="string">
            <text:p>CNH</text:p>
          </table:table-cell>
          <table:table-cell table:style-name="odsStyleTableCell-ad3c8a7a09b8837a817a3d5e8a22b1ae" office:value-type="string">
            <text:p>0.94649</text:p>
          </table:table-cell>
          <table:table-cell table:style-name="odsStyleTableCell-ad3c8a7a09b8837a817a3d5e8a22b1ae" office:value-type="string">
            <text:p>7.24780</text:p>
          </table:table-cell>
        </table:table-row>
        <table:table-row table:style-name="ro1">
          <table:table-cell table:style-name="odsStyleTableCell-a244a670053dc534c89ffe8e5541be19" office:value-type="string">
            <text:p>RUSIA</text:p>
          </table:table-cell>
          <table:table-cell table:style-name="odsStyleTableCell-a244a670053dc534c89ffe8e5541be19" office:value-type="string">
            <text:p>RUBLO RUSO</text:p>
          </table:table-cell>
          <table:table-cell table:style-name="odsStyleTableCell-a244a670053dc534c89ffe8e5541be19" office:value-type="string">
            <text:p>RUB</text:p>
          </table:table-cell>
          <table:table-cell table:style-name="odsStyleTableCell-ad3c8a7a09b8837a817a3d5e8a22b1ae" office:value-type="string">
            <text:p>0.07418</text:p>
          </table:table-cell>
          <table:table-cell table:style-name="odsStyleTableCell-ad3c8a7a09b8837a817a3d5e8a22b1ae" office:value-type="string">
            <text:p>92.47510</text:p>
          </table:table-cell>
        </table:table-row>
        <table:table-row table:style-name="ro1">
          <table:table-cell table:style-name="odsStyleTableCell-a244a670053dc534c89ffe8e5541be19" office:value-type="string">
            <text:p>SINGAPUR</text:p>
          </table:table-cell>
          <table:table-cell table:style-name="odsStyleTableCell-a244a670053dc534c89ffe8e5541be19" office:value-type="string">
            <text:p>DÓLAR</text:p>
          </table:table-cell>
          <table:table-cell table:style-name="odsStyleTableCell-a244a670053dc534c89ffe8e5541be19" office:value-type="string">
            <text:p>SGD</text:p>
          </table:table-cell>
          <table:table-cell table:style-name="odsStyleTableCell-ad3c8a7a09b8837a817a3d5e8a22b1ae" office:value-type="string">
            <text:p>5.09810</text:p>
          </table:table-cell>
          <table:table-cell table:style-name="odsStyleTableCell-ad3c8a7a09b8837a817a3d5e8a22b1ae" office:value-type="string">
            <text:p>1.34560</text:p>
          </table:table-cell>
        </table:table-row>
        <table:table-row table:style-name="ro1">
          <table:table-cell table:style-name="odsStyleTableCell-a244a670053dc534c89ffe8e5541be19" office:value-type="string">
            <text:p>SUDÁFRICA</text:p>
          </table:table-cell>
          <table:table-cell table:style-name="odsStyleTableCell-a244a670053dc534c89ffe8e5541be19" office:value-type="string">
            <text:p>RAND</text:p>
          </table:table-cell>
          <table:table-cell table:style-name="odsStyleTableCell-a244a670053dc534c89ffe8e5541be19" office:value-type="string">
            <text:p>ZAR</text:p>
          </table:table-cell>
          <table:table-cell table:style-name="odsStyleTableCell-ad3c8a7a09b8837a817a3d5e8a22b1ae" office:value-type="string">
            <text:p>0.36129</text:p>
          </table:table-cell>
          <table:table-cell table:style-name="odsStyleTableCell-ad3c8a7a09b8837a817a3d5e8a22b1ae" office:value-type="string">
            <text:p>18.98730</text:p>
          </table:table-cell>
        </table:table-row>
        <table:table-row table:style-name="ro1">
          <table:table-cell table:style-name="odsStyleTableCell-a244a670053dc534c89ffe8e5541be19" office:value-type="string">
            <text:p>SUECIA</text:p>
          </table:table-cell>
          <table:table-cell table:style-name="odsStyleTableCell-a244a670053dc534c89ffe8e5541be19" office:value-type="string">
            <text:p>CORONA</text:p>
          </table:table-cell>
          <table:table-cell table:style-name="odsStyleTableCell-a244a670053dc534c89ffe8e5541be19" office:value-type="string">
            <text:p>SEK</text:p>
          </table:table-cell>
          <table:table-cell table:style-name="odsStyleTableCell-ad3c8a7a09b8837a817a3d5e8a22b1ae" office:value-type="string">
            <text:p>0.64811</text:p>
          </table:table-cell>
          <table:table-cell table:style-name="odsStyleTableCell-ad3c8a7a09b8837a817a3d5e8a22b1ae" office:value-type="string">
            <text:p>10.58460</text:p>
          </table:table-cell>
        </table:table-row>
        <table:table-row table:style-name="ro1">
          <table:table-cell table:style-name="odsStyleTableCell-a244a670053dc534c89ffe8e5541be19" office:value-type="string">
            <text:p>SUIZA</text:p>
          </table:table-cell>
          <table:table-cell table:style-name="odsStyleTableCell-a244a670053dc534c89ffe8e5541be19" office:value-type="string">
            <text:p>FRANCO</text:p>
          </table:table-cell>
          <table:table-cell table:style-name="odsStyleTableCell-a244a670053dc534c89ffe8e5541be19" office:value-type="string">
            <text:p>CHF</text:p>
          </table:table-cell>
          <table:table-cell table:style-name="odsStyleTableCell-ad3c8a7a09b8837a817a3d5e8a22b1ae" office:value-type="string">
            <text:p>7.59270</text:p>
          </table:table-cell>
          <table:table-cell table:style-name="odsStyleTableCell-ad3c8a7a09b8837a817a3d5e8a22b1ae" office:value-type="string">
            <text:p>0.90350</text:p>
          </table:table-cell>
        </table:table-row>
        <table:table-row table:style-name="ro1">
          <table:table-cell table:style-name="odsStyleTableCell-a244a670053dc534c89ffe8e5541be19" office:value-type="string">
            <text:p>TAILANDIA</text:p>
          </table:table-cell>
          <table:table-cell table:style-name="odsStyleTableCell-a244a670053dc534c89ffe8e5541be19" office:value-type="string">
            <text:p>THAI BAHT</text:p>
          </table:table-cell>
          <table:table-cell table:style-name="odsStyleTableCell-a244a670053dc534c89ffe8e5541be19" office:value-type="string">
            <text:p>THB</text:p>
          </table:table-cell>
          <table:table-cell table:style-name="odsStyleTableCell-ad3c8a7a09b8837a817a3d5e8a22b1ae" office:value-type="string">
            <text:p>0.18882</text:p>
          </table:table-cell>
          <table:table-cell table:style-name="odsStyleTableCell-ad3c8a7a09b8837a817a3d5e8a22b1ae" office:value-type="string">
            <text:p>36.33100</text:p>
          </table:table-cell>
        </table:table-row>
        <table:table-row table:style-name="ro1">
          <table:table-cell table:style-name="odsStyleTableCell-a244a670053dc534c89ffe8e5541be19" office:value-type="string">
            <text:p>TAIWAN</text:p>
          </table:table-cell>
          <table:table-cell table:style-name="odsStyleTableCell-a244a670053dc534c89ffe8e5541be19" office:value-type="string">
            <text:p>DÓLAR</text:p>
          </table:table-cell>
          <table:table-cell table:style-name="odsStyleTableCell-a244a670053dc534c89ffe8e5541be19" office:value-type="string">
            <text:p>TWD</text:p>
          </table:table-cell>
          <table:table-cell table:style-name="odsStyleTableCell-ad3c8a7a09b8837a817a3d5e8a22b1ae" office:value-type="string">
            <text:p>0.21496</text:p>
          </table:table-cell>
          <table:table-cell table:style-name="odsStyleTableCell-ad3c8a7a09b8837a817a3d5e8a22b1ae" office:value-type="string">
            <text:p>31.91300</text:p>
          </table:table-cell>
        </table:table-row>
        <table:table-row table:style-name="ro1">
          <table:table-cell table:style-name="odsStyleTableCell-a244a670053dc534c89ffe8e5541be19" office:value-type="string">
            <text:p>TÚNEZ</text:p>
          </table:table-cell>
          <table:table-cell table:style-name="odsStyleTableCell-a244a670053dc534c89ffe8e5541be19" office:value-type="string">
            <text:p>DINAR TUNECINO</text:p>
          </table:table-cell>
          <table:table-cell table:style-name="odsStyleTableCell-a244a670053dc534c89ffe8e5541be19" office:value-type="string">
            <text:p>TND</text:p>
          </table:table-cell>
          <table:table-cell table:style-name="odsStyleTableCell-ad3c8a7a09b8837a817a3d5e8a22b1ae" office:value-type="string">
            <text:p>2.20076</text:p>
          </table:table-cell>
          <table:table-cell table:style-name="odsStyleTableCell-ad3c8a7a09b8837a817a3d5e8a22b1ae" office:value-type="string">
            <text:p>3.11710</text:p>
          </table:table-cell>
        </table:table-row>
        <table:table-row table:style-name="ro1">
          <table:table-cell table:style-name="odsStyleTableCell-a244a670053dc534c89ffe8e5541be19" office:value-type="string">
            <text:p>TURQUÍA</text:p>
          </table:table-cell>
          <table:table-cell table:style-name="odsStyleTableCell-a244a670053dc534c89ffe8e5541be19" office:value-type="string">
            <text:p>LIRA TURCA</text:p>
          </table:table-cell>
          <table:table-cell table:style-name="odsStyleTableCell-a244a670053dc534c89ffe8e5541be19" office:value-type="string">
            <text:p>TRY</text:p>
          </table:table-cell>
          <table:table-cell table:style-name="odsStyleTableCell-ad3c8a7a09b8837a817a3d5e8a22b1ae" office:value-type="string">
            <text:p>0.21313</text:p>
          </table:table-cell>
          <table:table-cell table:style-name="odsStyleTableCell-ad3c8a7a09b8837a817a3d5e8a22b1ae" office:value-type="string">
            <text:p>32.18720</text:p>
          </table:table-cell>
        </table:table-row>
        <table:table-row table:style-name="ro1">
          <table:table-cell table:style-name="odsStyleTableCell-a244a670053dc534c89ffe8e5541be19" office:value-type="string">
            <text:p>URUGUAY</text:p>
          </table:table-cell>
          <table:table-cell table:style-name="odsStyleTableCell-a244a670053dc534c89ffe8e5541be19" office:value-type="string">
            <text:p>PESO</text:p>
          </table:table-cell>
          <table:table-cell table:style-name="odsStyleTableCell-a244a670053dc534c89ffe8e5541be19" office:value-type="string">
            <text:p>UYU</text:p>
          </table:table-cell>
          <table:table-cell table:style-name="odsStyleTableCell-ad3c8a7a09b8837a817a3d5e8a22b1ae" office:value-type="string">
            <text:p>0.18215</text:p>
          </table:table-cell>
          <table:table-cell table:style-name="odsStyleTableCell-ad3c8a7a09b8837a817a3d5e8a22b1ae" office:value-type="string">
            <text:p>37.66200</text:p>
          </table:table-cell>
        </table:table-row>
        <table:table-row table:style-name="ro1">
          <table:table-cell table:style-name="odsStyleTableCell-a244a670053dc534c89ffe8e5541be19" office:value-type="string">
            <text:p>VENEZUELA</text:p>
          </table:table-cell>
          <table:table-cell table:style-name="odsStyleTableCell-a244a670053dc534c89ffe8e5541be19" office:value-type="string">
            <text:p>BOLIVAR DIGITAL</text:p>
          </table:table-cell>
          <table:table-cell table:style-name="odsStyleTableCell-a244a670053dc534c89ffe8e5541be19" office:value-type="string">
            <text:p>VES</text:p>
          </table:table-cell>
          <table:table-cell table:style-name="odsStyleTableCell-ad3c8a7a09b8837a817a3d5e8a22b1ae" office:value-type="string">
            <text:p>0.18921</text:p>
          </table:table-cell>
          <table:table-cell table:style-name="odsStyleTableCell-ad3c8a7a09b8837a817a3d5e8a22b1ae" office:value-type="string">
            <text:p>36.25660</text:p>
          </table:table-cell>
        </table:table-row>
        <table:table-row table:style-name="ro1">
          <table:table-cell table:style-name="odsStyleTableCell-a244a670053dc534c89ffe8e5541be19" office:value-type="string">
            <text:p>VIETNAM</text:p>
          </table:table-cell>
          <table:table-cell table:style-name="odsStyleTableCell-a244a670053dc534c89ffe8e5541be19" office:value-type="string">
            <text:p>DONG</text:p>
          </table:table-cell>
          <table:table-cell table:style-name="odsStyleTableCell-a244a670053dc534c89ffe8e5541be19" office:value-type="string">
            <text:p>VND</text:p>
          </table:table-cell>
          <table:table-cell table:style-name="odsStyleTableCell-ad3c8a7a09b8837a817a3d5e8a22b1ae" office:value-type="string">
            <text:p>0.00028</text:p>
          </table:table-cell>
          <table:table-cell table:style-name="odsStyleTableCell-ad3c8a7a09b8837a817a3d5e8a22b1ae" office:value-type="string">
            <text:p>24,775.00000</text:p>
          </table:table-cell>
        </table:table-row>
        <table:table-row table:style-name="ro1">
          <table:table-cell table:style-name="odsStyleTableCell-a244a670053dc534c89ffe8e5541be19" office:value-type="string">
            <text:p/>
          </table:table-cell>
          <table:table-cell table:style-name="odsStyleTableCell-a244a670053dc534c89ffe8e5541be19" office:value-type="string">
            <text:p>DERECHO ESPECIAL DE GIRO</text:p>
          </table:table-cell>
          <table:table-cell table:style-name="odsStyleTableCell-a244a670053dc534c89ffe8e5541be19" office:value-type="string">
            <text:p>USD/D.E.G.</text:p>
          </table:table-cell>
          <table:table-cell table:style-name="odsStyleTableCell-ad3c8a7a09b8837a817a3d5e8a22b1ae" office:value-type="string">
            <text:p/>
          </table:table-cell>
          <table:table-cell table:style-name="odsStyleTableCell-ad3c8a7a09b8837a817a3d5e8a22b1ae" office:value-type="string">
            <text:p>1.32689</text:p>
          </table:table-cell>
        </table:table-row>
        <table:table-row table:style-name="ro1">
          <table:table-cell table:style-name="odsStyleTableCell-a244a670053dc534c89ffe8e5541be19" office:value-type="string">
            <text:p/>
          </table:table-cell>
          <table:table-cell table:style-name="odsStyleTableCell-a244a670053dc534c89ffe8e5541be19" office:value-type="string">
            <text:p>UNIDAD DE FOMENTO DE VIVIENDA</text:p>
          </table:table-cell>
          <table:table-cell table:style-name="odsStyleTableCell-a244a670053dc534c89ffe8e5541be19" office:value-type="string">
            <text:p>Bs/UFV</text:p>
          </table:table-cell>
          <table:table-cell table:style-name="odsStyleTableCell-ad3c8a7a09b8837a817a3d5e8a22b1ae" office:value-type="string">
            <text:p/>
          </table:table-cell>
          <table:table-cell table:style-name="odsStyleTableCell-ad3c8a7a09b8837a817a3d5e8a22b1ae" office:value-type="string">
            <text:p>2.48654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a1a98706d827a5f7f511d30bdc00bca3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5ae674eb9c6f6853fe286f3db005d082" office:value-type="string">
            <text:p> </text:p>
          </table:table-cell>
          <table:table-cell table:style-name="odsStyleTableCell-5ae674eb9c6f6853fe286f3db005d082" office:value-type="string">
            <text:p>UNIDAD MONETARIA</text:p>
          </table:table-cell>
          <table:table-cell table:style-name="odsStyleTableCell-5ae674eb9c6f6853fe286f3db005d082" office:value-type="string">
            <text:p>MONEDA</text:p>
          </table:table-cell>
          <table:table-cell table:style-name="odsStyleTableCell-5ae674eb9c6f6853fe286f3db005d082" office:value-type="string">
            <text:p>TIPO DE CAMBIO EN M.E.</text:p>
          </table:table-cell>
        </table:table-row>
        <table:table-row table:style-name="ro1">
          <table:table-cell table:style-name="odsStyleTableCell-a244a670053dc534c89ffe8e5541be19" office:value-type="string">
            <text:p>ORO</text:p>
          </table:table-cell>
          <table:table-cell table:style-name="odsStyleTableCell-a244a670053dc534c89ffe8e5541be19" office:value-type="string">
            <text:p>ONZA TROY ORO</text:p>
          </table:table-cell>
          <table:table-cell table:style-name="odsStyleTableCell-a244a670053dc534c89ffe8e5541be19" office:value-type="string">
            <text:p>USD./O.T.F.</text:p>
          </table:table-cell>
          <table:table-cell table:style-name="odsStyleTableCell-ad3c8a7a09b8837a817a3d5e8a22b1ae" office:value-type="string">
            <text:p>2,176.84000</text:p>
          </table:table-cell>
        </table:table-row>
        <table:table-row table:style-name="ro1">
          <table:table-cell table:style-name="odsStyleTableCell-a244a670053dc534c89ffe8e5541be19" office:value-type="string">
            <text:p>PLATA</text:p>
          </table:table-cell>
          <table:table-cell table:style-name="odsStyleTableCell-a244a670053dc534c89ffe8e5541be19" office:value-type="string">
            <text:p>ONZA TROY PLATA</text:p>
          </table:table-cell>
          <table:table-cell table:style-name="odsStyleTableCell-a244a670053dc534c89ffe8e5541be19" office:value-type="string">
            <text:p>USD./O.T.F.</text:p>
          </table:table-cell>
          <table:table-cell table:style-name="odsStyleTableCell-ad3c8a7a09b8837a817a3d5e8a22b1ae" office:value-type="string">
            <text:p>24.4243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a1a98706d827a5f7f511d30bdc00bca3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5ae674eb9c6f6853fe286f3db005d082" office:value-type="string">
            <text:p> </text:p>
          </table:table-cell>
          <table:table-cell table:style-name="odsStyleTableCell-5ae674eb9c6f6853fe286f3db005d082" office:value-type="string">
            <text:p>1 MES</text:p>
          </table:table-cell>
          <table:table-cell table:style-name="odsStyleTableCell-5ae674eb9c6f6853fe286f3db005d082" office:value-type="string">
            <text:p>3 MESES</text:p>
          </table:table-cell>
          <table:table-cell table:style-name="odsStyleTableCell-5ae674eb9c6f6853fe286f3db005d082" office:value-type="string">
            <text:p>6 MESES</text:p>
          </table:table-cell>
        </table:table-row>
        <table:table-row table:style-name="ro1">
          <table:table-cell table:style-name="odsStyleTableCell-29eee5bf1d7ab73f20e2179b986682a8" office:value-type="string">
            <text:p>TASA LIBOR(USD)</text:p>
          </table:table-cell>
          <table:table-cell table:style-name="odsStyleTableCell-ad3c8a7a09b8837a817a3d5e8a22b1ae" office:value-type="string">
            <text:p>5.44</text:p>
          </table:table-cell>
          <table:table-cell table:style-name="odsStyleTableCell-ad3c8a7a09b8837a817a3d5e8a22b1ae" office:value-type="string">
            <text:p>5.57</text:p>
          </table:table-cell>
          <table:table-cell table:style-name="odsStyleTableCell-ad3c8a7a09b8837a817a3d5e8a22b1ae" office:value-type="string">
            <text:p>5.65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a244a670053dc534c89ffe8e5541be19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8T20:18:08</meta:creation-date>
    <meta:generator>ods générator</meta:generator>
    <dc:date>2024-10-18T20:18:08</dc:date>
    <meta:editing-duration>PT1S</meta:editing-duration>
    <meta:editing-cycles>1</meta:editing-cycles>
    <meta:document-statistic meta:table-count="1" meta:cell-count="4" meta:object-count="0"/>
  </office:meta>
</office:document-meta>
</file>